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paragraph-rsid="00337e3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normal" officeooo:paragraph-rsid="00337e3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189c5" officeooo:paragraph-rsid="00337e30" style:font-size-asian="10.5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337e30"/>
    </style:style>
    <style:style style:name="P13" style:family="paragraph" style:parent-style-name="Standard" style:list-style-name="L4">
      <style:paragraph-properties fo:text-align="start" style:justify-single-word="false"/>
    </style:style>
    <style:style style:name="P14" style:family="paragraph" style:parent-style-name="Standard" style:list-style-name="L5">
      <style:paragraph-properties fo:text-align="start" style:justify-single-word="false"/>
    </style:style>
    <style:style style:name="P15" style:family="paragraph" style:parent-style-name="Standard" style:list-style-name="L6">
      <style:paragraph-properties fo:text-align="start" style:justify-single-word="false"/>
    </style:style>
    <style:style style:name="P16" style:family="paragraph" style:parent-style-name="Standard" style:list-style-name="L5">
      <style:text-properties officeooo:paragraph-rsid="002cfea0"/>
    </style:style>
    <style:style style:name="P17" style:family="paragraph" style:parent-style-name="Standard" style:list-style-name="L5">
      <style:text-properties officeooo:paragraph-rsid="002c15da"/>
    </style:style>
    <style:style style:name="P18" style:family="paragraph" style:parent-style-name="Standard" style:list-style-name="L5">
      <style:paragraph-properties fo:text-align="start" style:justify-single-word="false"/>
      <style:text-properties fo:font-weight="bold" officeooo:paragraph-rsid="002c15d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749e" style:font-weight-asian="bold" style:font-weight-complex="bold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31ae4d" style:font-size-asian="10.5pt" style:font-weight-asian="normal" style:font-size-complex="12pt" style:font-weight-complex="normal"/>
    </style:style>
    <style:style style:name="T5" style:family="text">
      <style:text-properties fo:font-size="12pt" fo:font-weight="bold" style:font-size-asian="10.5pt" style:font-weight-asian="bold" style:font-size-complex="12pt" style:font-weight-complex="bold"/>
    </style:style>
    <style:style style:name="T6" style:family="text">
      <style:text-properties officeooo:rsid="001a749e"/>
    </style:style>
    <style:style style:name="T7" style:family="text">
      <style:text-properties officeooo:rsid="001e4a62"/>
    </style:style>
    <style:style style:name="T8" style:family="text">
      <style:text-properties officeooo:rsid="001f0b1a"/>
    </style:style>
    <style:style style:name="T9" style:family="text">
      <style:text-properties officeooo:rsid="002189c5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cfea0"/>
    </style:style>
    <style:style style:name="T12" style:family="text">
      <style:text-properties officeooo:rsid="00306e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ss Synchronization</text:p>
      <text:p text:style-name="P2"/>
      <text:p text:style-name="P2">Race condition</text:p>
      <text:p text:style-name="P4">A situation where several processes access and manipulate the same data concurrently/simultaneously and the outcome of the execution depends on the particular order in which the access takes place.</text:p>
      <text:p text:style-name="P4"/>
      <text:p text:style-name="P2">What is the root cause of race conditions?</text:p>
      <text:list xml:id="list4558058675664024667" text:style-name="L1">
        <text:list-item>
          <text:p text:style-name="P7">In single processor architectures</text:p>
          <text:p text:style-name="P8">Preemption. Race-conditions are caused when processes are preempted while updating shared data-structures.</text:p>
        </text:list-item>
        <text:list-item>
          <text:p text:style-name="P7">In multi-processor architectures</text:p>
          <text:list>
            <text:list-item>
              <text:p text:style-name="P8">Due to the inherent parallelism where two or more process<text:span text:style-name="T7">es</text:span> might be simultaneously updating shared data-structures</text:p>
            </text:list-item>
            <text:list-item>
              <text:p text:style-name="P8">Preemption of course</text:p>
            </text:list-item>
          </text:list>
        </text:list-item>
      </text:list>
      <text:p text:style-name="P4"/>
      <text:p text:style-name="P2">Can a pattern be seen in the data inconsistencies formed due to race-conditions?</text:p>
      <text:list xml:id="list3639437085556742811" text:style-name="L2">
        <text:list-item>
          <text:p text:style-name="P9">Process A accesses memory location m.</text:p>
        </text:list-item>
        <text:list-item>
          <text:p text:style-name="P9">Scheduler allocates CPU to process B.</text:p>
        </text:list-item>
        <text:list-item>
          <text:p text:style-name="P9">Now process B updates m.</text:p>
        </text:list-item>
        <text:list-item>
          <text:p text:style-name="P9">Scheduler allocates CPU to process A.</text:p>
        </text:list-item>
        <text:list-item>
          <text:p text:style-name="P9">Process A continues with the earlier obtained value of m.</text:p>
        </text:list-item>
      </text:list>
      <text:p text:style-name="P4"/>
      <text:p text:style-name="P2">Why is a non-preemptive kernel free of race-conditions on only kernel data structures?</text:p>
      <text:p text:style-name="P4">A non-preemptive kernel does not allow a process running in kernel mode to be preempted. Processes running in user mode can be preempted and race conditions can thus exist among user processes. </text:p>
      <text:p text:style-name="P4">Example: Producer and consumer processes</text:p>
      <text:p text:style-name="P4"/>
      <text:p text:style-name="P2">Critical section<text:span text:style-name="T8">(Figure 19)</text:span></text:p>
      <text:p text:style-name="P4">That part of the the segment code of a process where shared resources maybe modified.</text:p>
      <text:p text:style-name="P4">Ex: Updating <text:s/>a table, writing a file, Changing common variables.</text:p>
      <text:p text:style-name="P4"/>
      <text:p text:style-name="P2">Critical-section problem?</text:p>
      <text:p text:style-name="P4">Designing a protocol that processes can use to cooperate and thus avoid race conditions.</text:p>
      <text:p text:style-name="P4"/>
      <text:p text:style-name="P3">Complete requirements of the solution of the critical-section problem</text:p>
      <text:list xml:id="list1591273439051865804" text:style-name="L3">
        <text:list-item>
          <text:p text:style-name="P12"><text:span text:style-name="T1">Mutual exclusion</text:span> amongst processes in access of common critical-sections</text:p>
        </text:list-item>
        <text:list-item>
          <text:p text:style-name="P12"><text:span text:style-name="T1">Bounded waiting</text:span> for every process wanting to enter critical-section.</text:p>
        </text:list-item>
        <text:list-item>
          <text:p text:style-name="P10"><text:span text:style-name="T2">Progress</text:span><text:span text:style-name="T6"> - </text:span>Only contenders wanting to access the common critical-section(i.e., processes in their entry section) must form a factor in deciding who enters the critical-section and not every process which has this common-critical section(i.e., processes in their reminder section). <text:span text:style-name="T9">Refer to </text:span><text:a xlink:type="simple" xlink:href="https://www.gatementor.com/viewtopic.php?f=267&amp;t=10262"><text:span text:style-name="T9">this</text:span></text:a></text:p>
        </text:list-item>
      </text:list>
      <text:p text:style-name="P11"/>
      <text:p text:style-name="P2">How can race condition be avoided?<text:span text:style-name="T12">(Figure 26)</text:span></text:p>
      <text:p text:style-name="P5"><text:span text:style-name="T3">By ensuring that only one process executes at a time in a </text:span><text:span text:style-name="T5">common</text:span><text:span text:style-name="T3"> critical region. This can be achieved by the use of</text:span></text:p>
      <text:list xml:id="list5924825761045695327" text:style-name="L4">
        <text:list-item>
          <text:p text:style-name="P13"><text:a xlink:type="simple" xlink:href="../Locks.odt"><text:span text:style-name="T4">Lo</text:span></text:a><text:a xlink:type="simple" xlink:href="../Locks.odt"><text:span text:style-name="T4">c</text:span></text:a><text:a xlink:type="simple" xlink:href="../Locks.odt"><text:span text:style-name="T4">ks</text:span></text:a></text:p>
        </text:list-item>
      </text:list>
      <text:list xml:id="list6394706964951321545" text:style-name="L5">
        <text:list-item>
          <text:p text:style-name="P16"><text:a xlink:type="simple" xlink:href="../Atomic%20hardware-primitives%20for%20synchronization.odt"><text:span text:style-name="T11">Using Hardware-atomic-primitives directly</text:span></text:a></text:p>
        </text:list-item>
        <text:list-item>
          <text:p text:style-name="P17"><text:a xlink:type="simple" xlink:href="../Semaphores.odt">Semaphores</text:a></text:p>
        </text:list-item>
        <text:list-item>
          <text:p text:style-name="P18"><text:a xlink:type="simple" xlink:href="../Monitors.odt"><text:span text:style-name="T10">Monitors</text:span></text:a><text:span text:style-name="T10"> - Typically implemented using semaphores</text:span></text:p>
        </text:list-item>
        <text:list-item>
          <text:p text:style-name="P14"><text:soft-page-break/><text:span text:style-name="T1">An application specific software solution</text:span> using only atomic loads and stores(Think Too much milk solution)</text:p>
        </text:list-item>
      </text:list>
      <text:p text:style-name="P5"/>
      <text:p text:style-name="P6">Examples of kernel data structures that are prone to race conditions</text:p>
      <text:list xml:id="list2083667774831172360" text:style-name="L6">
        <text:list-item>
          <text:p text:style-name="P15">Data-structure that maintains a list of all open files</text:p>
        </text:list-item>
        <text:list-item>
          <text:p text:style-name="P15">Structures for maintaining memory allocation</text:p>
        </text:list-item>
        <text:list-item>
          <text:p text:style-name="P15">Structures for maintaining process lists</text:p>
        </text:list-item>
        <text:list-item>
          <text:p text:style-name="P15">Structures for interrupt handling</text:p>
        </text:list-item>
      </text:list>
      <text:p text:style-name="P5"><text:span text:style-name="T1">Note:</text:span> The operations causing race-conditions are insertion and removal from l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19T11:23:29</meta:creation-date>
    <dc:date>2013-08-01T13:09:25</dc:date>
    <dc:creator>Kempa </dc:creator>
    <meta:editing-duration>PT20H7M56S</meta:editing-duration>
    <meta:editing-cycles>63</meta:editing-cycles>
    <meta:generator>LibreOffice/4.0.2.2$Linux_x86 LibreOffice_project/400m0$Build-2</meta:generator>
    <meta:document-statistic meta:table-count="0" meta:image-count="0" meta:object-count="0" meta:page-count="2" meta:paragraph-count="40" meta:word-count="411" meta:character-count="2680" meta:non-whitespace-character-count="2329"/>
  </office:meta>
</office:document-meta>
</file>